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JB—Test II</text:span></text:p>
      <text:p text:style-name="P2"/>
      <text:section text:style-name="Sect1" text:name="TextSection">
        <text:p text:style-name="P4"><text:span text:style-name="T2">Q 1 - What ACID stands for?</text:span></text:p>
        <text:p text:style-name="P4"><text:span text:style-name="T4">A - Atomic, Consistent,Isolated and Durable</text:span></text:p>
        <text:p text:style-name="P4"><text:span text:style-name="T4">B - Acurate, Correct,Isolated and Durable</text:span></text:p>
        <text:p text:style-name="P4"><text:span text:style-name="T4">C - Atomic, Consistent, Identical and Done</text:span></text:p>
        <text:p text:style-name="P4"><text:span text:style-name="T4">D - None of the above.</text:span></text:p>
      </text:section>
      <text:section text:style-name="Sect1" text:name="Section1">
        <text:p text:style-name="P4"><text:span text:style-name="T2">Q 2 - Which of the following is correct about a Atomic transaction in EJB?</text:span></text:p>
        <text:p text:style-name="P4"><text:span text:style-name="T4">A - If any of work item fails, the complete unit is considered failed. Success meant all items executes successfully.</text:span></text:p>
        <text:p text:style-name="P4"><text:span text:style-name="T4">B - A transaction must keep the system in consistent state.</text:span></text:p>
        <text:p text:style-name="P4"><text:span text:style-name="T4">C - Each transaction executes independent of any other transaction.</text:span></text:p>
        <text:p text:style-name="P4"><text:span text:style-name="T4">D - Transaction should survive system failure if it has been executed or committed.</text:span></text:p>
      </text:section>
      <text:section text:style-name="Sect1" text:name="Section2">
        <text:p text:style-name="P4"><text:span text:style-name="T2">Q 3 - Which of the following is correct about a Consistent transaction in EJB?</text:span></text:p>
        <text:p text:style-name="P4"><text:span text:style-name="T4">A - If any of work item fails, the complete unit is considered failed. Success meant all items executes successfully.</text:span></text:p>
        <text:p text:style-name="P4"><text:span text:style-name="T4">B - A transaction must keep the system in consistent state.</text:span></text:p>
        <text:p text:style-name="P4"><text:span text:style-name="T4">C - Each transaction executes independent of any other transaction.</text:span></text:p>
        <text:p text:style-name="P4"><text:span text:style-name="T4">D - Transaction should survive system failure if it has been executed or committed.</text:span></text:p>
      </text:section>
      <text:section text:style-name="Sect1" text:name="Section3">
        <text:p text:style-name="P4"><text:span text:style-name="T2">Q 4 - Which of the following is correct about a Isolated transaction in EJB?</text:span></text:p>
        <text:p text:style-name="P4"><text:span text:style-name="T4">A - If any of work item fails, the complete unit is considered failed. Success meant all items executes successfully.</text:span></text:p>
        <text:p text:style-name="P4"><text:span text:style-name="T4">B - A transaction must keep the system in consistent state.</text:span></text:p>
        <text:p text:style-name="P4"><text:soft-page-break/><text:span text:style-name="T4">C - Each transaction executes independent of any other transaction.</text:span></text:p>
        <text:p text:style-name="P4"><text:span text:style-name="T4">D - Transaction should survive system failure if it has been executed or committed.</text:span></text:p>
      </text:section>
      <text:section text:style-name="Sect1" text:name="Section4">
        <text:p text:style-name="P4"><text:span text:style-name="T2">Q 5 - Which of the following is correct about a Durable transaction in EJB?</text:span></text:p>
        <text:p text:style-name="P4"><text:span text:style-name="T4">A - If any of work item fails, the complete unit is considered failed. Success meant all items executes successfully.</text:span></text:p>
        <text:p text:style-name="P4"><text:span text:style-name="T4">B - A transaction must keep the system in consistent state.</text:span></text:p>
        <text:p text:style-name="P4"><text:span text:style-name="T4">C - Each transaction executes independent of any other transaction.</text:span></text:p>
        <text:p text:style-name="P4"><text:span text:style-name="T4">D - Transaction should survive system failure if it has been executed or committed.</text:span></text:p>
      </text:section>
      <text:section text:style-name="Sect1" text:name="Section5">
        <text:p text:style-name="P5"/>
        <text:p text:style-name="P4"><text:span text:style-name="T2">Q 6 - Which of the following is correct about a REQUIRED attrribute of Container Managed Transactions in EJB?</text:span></text:p>
        <text:p text:style-name="P4"><text:span text:style-name="T4">A - Indicates that business method has to be executed within transaction otherwise a new transaction will be started for that method.</text:span></text:p>
        <text:p text:style-name="P4"><text:span text:style-name="T4">B - Indicates that a new transaction is to be started for the business method.</text:span></text:p>
        <text:p text:style-name="P4"><text:span text:style-name="T4">C - Indicates that business method will execute as part of transaction.</text:span></text:p>
        <text:p text:style-name="P4"><text:span text:style-name="T4">D - Indicates that business method should not be executed as part of transaction.</text:span></text:p>
      </text:section>
      <text:section text:style-name="Sect1" text:name="Section6">
        <text:p text:style-name="P4"><text:span text:style-name="T2">Q 7 - Which of the following is correct about a REQUIRES_NEW attrribute of Container Managed Transactions in EJB?</text:span></text:p>
        <text:p text:style-name="P4"><text:span text:style-name="T4">A - Indicates that business method has to be executed within transaction otherwise a new transaction will be started for that method.</text:span></text:p>
        <text:p text:style-name="P4"><text:span text:style-name="T4">B - Indicates that a new transaction is to be started for the business method.</text:span></text:p>
        <text:p text:style-name="P4"><text:span text:style-name="T4">C - Indicates that business method will execute as part of transaction.</text:span></text:p>
        <text:p text:style-name="P4"><text:span text:style-name="T4">D - Indicates that business method should not be executed as part of transaction.</text:span></text:p>
      </text:section>
      <text:section text:style-name="Sect1" text:name="Section7">
        <text:p text:style-name="P4"><text:span text:style-name="T2">Q 8 - Which of the following is correct about a SUPPORTS attrribute of Container Managed Transactions in EJB?</text:span></text:p>
        <text:p text:style-name="P4"><text:span text:style-name="T4">A - Indicates that business method has to be executed within transaction otherwise a new transaction will be started for that method.</text:span></text:p>
        <text:p text:style-name="P4"><text:span text:style-name="T4">B - Indicates that a new transaction is to be started for the business method.</text:span></text:p>
        <text:p text:style-name="P4"><text:soft-page-break/><text:span text:style-name="T4">C - Indicates that business method will execute as part of transaction.</text:span></text:p>
        <text:p text:style-name="P4"><text:span text:style-name="T4">D - Indicates that business method should not be executed as part of transaction.</text:span></text:p>
      </text:section>
      <text:section text:style-name="Sect1" text:name="Section8">
        <text:p text:style-name="P4"><text:span text:style-name="T2">Q 9 - Which of the following is correct about a NOT_SUPPORTED attrribute of Container Managed Transactions in EJB?</text:span></text:p>
        <text:p text:style-name="P4"><text:span text:style-name="T4">A - Indicates that business method has to be executed within transaction otherwise a new transaction will be started for that method.</text:span></text:p>
        <text:p text:style-name="P4"><text:span text:style-name="T4">B - Indicates that a new transaction is to be started for the business method.</text:span></text:p>
        <text:p text:style-name="P4"><text:span text:style-name="T4">C - Indicates that business method will execute as part of transaction.</text:span></text:p>
        <text:p text:style-name="P4"><text:span text:style-name="T4">D - Indicates that business method should not be executed as part of transaction.</text:span></text:p>
      </text:section>
      <text:section text:style-name="Sect1" text:name="Section9">
        <text:p text:style-name="P4"><text:span text:style-name="T2">Q 10 - Which of the following is correct about a MANDATORY attrribute of Container Managed Transactions in EJB?</text:span></text:p>
        <text:p text:style-name="P4"><text:span text:style-name="T4">A - Indicates that business method will execute as part of transaction otherwise exception will be thrown.</text:span></text:p>
        <text:p text:style-name="P4"><text:span text:style-name="T4">B - Indicates that a new transaction is to be started for the business method.</text:span></text:p>
        <text:p text:style-name="P4"><text:span text:style-name="T4">C - Indicates that business method will execute as part of transaction.</text:span></text:p>
        <text:p text:style-name="P4"><text:span text:style-name="T4">D - Indicates that business method should not be executed as part of transaction.</text:span></text:p>
      </text:section>
      <text:section text:style-name="Sect1" text:name="Section10">
        <text:p text:style-name="P4"><text:span text:style-name="T2">Q 11 - Which of the following is correct about a NEVER attrribute of Container Managed Transactions in EJB?</text:span></text:p>
        <text:p text:style-name="P4"><text:span text:style-name="T4">A - Indicates that business method will execute as part of transaction otherwise exception will be thrown.</text:span></text:p>
        <text:p text:style-name="P4"><text:span text:style-name="T4">B - Indicates if business method executes as part of transaction then an exception will be thrown.</text:span></text:p>
        <text:p text:style-name="P4"><text:span text:style-name="T4">C - Indicates that business method will execute as part of transaction.</text:span></text:p>
        <text:p text:style-name="P4"><text:span text:style-name="T4">D - Indicates that business method should not be executed as part of transaction.</text:span></text:p>
      </text:section>
      <text:section text:style-name="Sect1" text:name="Section11">
        <text:p text:style-name="P4"><text:span text:style-name="T2">Q 12 - Which of the following is correct about a Start attrribute of Bean Managed Transactions in EJB?</text:span></text:p>
        <text:p text:style-name="P4"><text:span text:style-name="T4">A - When to start a transaction in a business method.</text:span></text:p>
        <text:p text:style-name="P4"><text:span text:style-name="T4">B - Identify success scenario when a transaction is to be committed.</text:span></text:p>
        <text:p text:style-name="P4"><text:span text:style-name="T4">C - Identify failure scenario when a transaction is to be rollback.</text:span></text:p>
        <text:p text:style-name="P4"><text:soft-page-break/><text:span text:style-name="T4">D - None of the above.</text:span></text:p>
      </text:section>
      <text:section text:style-name="Sect1" text:name="Section12">
        <text:p text:style-name="P4"><text:span text:style-name="T2">Q 13 - Which of the following is correct about a Success attrribute of Bean Managed Transactions in EJB?</text:span></text:p>
        <text:p text:style-name="P4"><text:span text:style-name="T4">A - When to start a transaction in a business method.</text:span></text:p>
        <text:p text:style-name="P4"><text:span text:style-name="T4">B - Identify success scenario when a transaction is to be committed.</text:span></text:p>
        <text:p text:style-name="P4"><text:span text:style-name="T4">C - Identify failure scenario when a transaction is to be rollback.</text:span></text:p>
        <text:p text:style-name="P4"><text:span text:style-name="T4">D - None of the above.</text:span></text:p>
      </text:section>
      <text:section text:style-name="Sect1" text:name="Section13">
        <text:p text:style-name="P4"><text:span text:style-name="T2">Q 14 - Which of the following is correct about a Failed attrribute of Bean Managed Transactions in EJB?</text:span></text:p>
        <text:p text:style-name="P4"><text:span text:style-name="T4">A - When to start a transaction in a business method.</text:span></text:p>
        <text:p text:style-name="P4"><text:span text:style-name="T4">B - Identify success scenario when a transaction is to be committed.</text:span></text:p>
        <text:p text:style-name="P4"><text:span text:style-name="T4">C - Identify failure scenario when a transaction is to be rollback.</text:span></text:p>
        <text:p text:style-name="P4"><text:span text:style-name="T4">D - None of the above.</text:span></text:p>
      </text:section>
      <text:section text:style-name="Sect1" text:name="Section14">
        <text:p text:style-name="P4"><text:span text:style-name="T2">Q 15 - Which of the following is correct about a DeclareRoles attrribute of Container Managed Transactions in EJB?</text:span></text:p>
        <text:p text:style-name="P4"><text:span text:style-name="T4">A - Indicates that class will accept those declared roles. Annotations are applied at class level.</text:span></text:p>
        <text:p text:style-name="P4"><text:span text:style-name="T4">B - Indicates that a method can be accessed by user of role specified. Can be applied at class level resulting which all methods of class can be accessed buy user of role specified.</text:span></text:p>
        <text:p text:style-name="P4"><text:span text:style-name="T4">C - Indicates that business method is accessible to all. Can be applied at class as well as at method level.</text:span></text:p>
        <text:p text:style-name="P4"><text:span text:style-name="T4">D - Indicates that business method is not accessible to any of user specified at class or at method level.</text:span></text:p>
      </text:section>
      <text:section text:style-name="Sect1" text:name="Section15">
        <text:p text:style-name="P4"><text:span text:style-name="T2">Q 16 - Which of the following is correct about a RolesAllowed attrribute of Container Managed Transactions in EJB?</text:span></text:p>
        <text:p text:style-name="P4"><text:span text:style-name="T4">A - Indicates that class will accept those declared roles. Annotations are applied at class level.</text:span></text:p>
        <text:p text:style-name="P4"><text:span text:style-name="T4">B - Indicates that a method can be accessed by user of role specified. Can be applied at class level resulting which all methods of class can be accessed buy user of role specified.</text:span></text:p>
        <text:p text:style-name="P4"><text:span text:style-name="T4">C - Indicates that business method is accessible to all. Can be applied at class as well as at method level.</text:span></text:p>
        <text:p text:style-name="P4"><text:span text:style-name="T4">D - Indicates that business method is not accessible to any of user specified at class or at method level.</text:span></text:p>
      </text:section>
      <text:section text:style-name="Sect1" text:name="Section16">
        <text:p text:style-name="P4"><text:soft-page-break/><text:span text:style-name="T2">Q 17 - Which of the following is correct about a PermitAll attrribute of Container Managed Transactions in EJB?</text:span></text:p>
        <text:p text:style-name="P4"><text:span text:style-name="T4">A - Indicates that class will accept those declared roles. Annotations are applied at class level.</text:span></text:p>
        <text:p text:style-name="P4"><text:span text:style-name="T4">B - Indicates that a method can be accessed by user of role specified. Can be applied at class level resulting which all methods of class can be accessed buy user of role specified.</text:span></text:p>
        <text:p text:style-name="P4"><text:span text:style-name="T4">C - Indicates that business method is accessible to all. Can be applied at class as well as at method level.</text:span></text:p>
        <text:p text:style-name="P4"><text:span text:style-name="T4">D - Indicates that business method is not accessible to any of user specified at class or at method level.</text:span></text:p>
      </text:section>
      <text:section text:style-name="Sect1" text:name="Section17">
        <text:p text:style-name="P4"><text:span text:style-name="T2">Q 18 - Which of the following is correct about a DenyAll attrribute of Container Managed Transactions in EJB?</text:span></text:p>
        <text:p text:style-name="P4"><text:span text:style-name="T4">A - Indicates that class will accept those declared roles. Annotations are applied at class level.</text:span></text:p>
        <text:p text:style-name="P4"><text:span text:style-name="T4">B - Indicates that a method can be accessed by user of role specified. Can be applied at class level resulting which all methods of class can be accessed buy user of role specified.</text:span></text:p>
        <text:p text:style-name="P4"><text:span text:style-name="T4">C - Indicates that business method is accessible to all. Can be applied at class as well as at method level.</text:span></text:p>
        <text:p text:style-name="P4"><text:span text:style-name="T4">D - Indicates that business method is not accessible to any of user specified at class or at method level.</text:span></text:p>
      </text:section>
      <text:section text:style-name="Sect1" text:name="Section18">
        <text:p text:style-name="P4"><text:span text:style-name="T2">Q 19 - What JNDI stands for?</text:span></text:p>
        <text:p text:style-name="P4"><text:span text:style-name="T4">A - Java Naming and Directory Interface</text:span></text:p>
        <text:p text:style-name="P4"><text:span text:style-name="T4">B - Joint Naming and Directory Interface</text:span></text:p>
        <text:p text:style-name="P4"><text:span text:style-name="T4">C - Java Naming and Directory Intelligence</text:span></text:p>
        <text:p text:style-name="P4"><text:span text:style-name="T4">D - None of the above.</text:span></text:p>
      </text:section>
      <text:section text:style-name="Sect1" text:name="Section19">
        <text:p text:style-name="P5"/>
        <text:p text:style-name="P4"><text:span text:style-name="T2">Q 20 - Which of the following is true about JNDI?</text:span></text:p>
        <text:p text:style-name="P4"><text:span text:style-name="T4">A - JNDI stands for Java Naming and Directory Interface.</text:span></text:p>
        <text:p text:style-name="P4"><text:span text:style-name="T4">B - It is a set of API and service interfaces.</text:span></text:p>
        <text:p text:style-name="P4"><text:span text:style-name="T4">C - Java based applications use JNDI for naming and directory services.</text:span></text:p>
        <text:p text:style-name="P4"><text:span text:style-name="T4">D - All of the above.</text:span></text:p>
      </text:section>
      <text:section text:style-name="Sect1" text:name="Section20">
        <text:p text:style-name="P4"><text:soft-page-break/><text:span text:style-name="T2">Q 21 - Which of the following is true about EJBQL EJB?</text:span></text:p>
        <text:p text:style-name="P4"><text:span text:style-name="T4">A - EJBQL stand for EJB Query Language.</text:span></text:p>
        <text:p text:style-name="P4"><text:span text:style-name="T4">B - ejb query language is quite handy to write custom queries without worrying about underlying database details.</text:span></text:p>
        <text:p text:style-name="P4"><text:span text:style-name="T4">C - It is quite similar to HQL, hibernate query language.</text:span></text:p>
        <text:p text:style-name="P4"><text:span text:style-name="T4">D - All of the above.</text:span></text:p>
      </text:section>
      <text:section text:style-name="Sect1" text:name="Section21">
        <text:p text:style-name="P4"><text:span text:style-name="T2">Q 22 - Which of the following is true about Application level exception in EJB?</text:span></text:p>
        <text:p text:style-name="P4"><text:span text:style-name="T4">A - If business rule is voilated or exception occurs while executing the business logic will be treated as application level exception.</text:span></text:p>
        <text:p text:style-name="P4"><text:span text:style-name="T4">B - Any exception which is not caused by business logic or business code. RuntimeException, RemoteException are SystemException will be treated as application level exception.</text:span></text:p>
        <text:p text:style-name="P4"><text:span text:style-name="T4">C - It is quite similar to HQL, hibernate query language.</text:span></text:p>
        <text:p text:style-name="P4"><text:span text:style-name="T4">D - All of the above.</text:span></text:p>
      </text:section>
      <text:section text:style-name="Sect1" text:name="Section22">
        <text:p text:style-name="P4"><text:span text:style-name="T2">Q 23 - Which of the following is true about System level exception in EJB?</text:span></text:p>
        <text:p text:style-name="P4"><text:span text:style-name="T4">A - If business rule is voilated or exception occurs while executing the business logic will be treated as system level exception.</text:span></text:p>
        <text:p text:style-name="P4"><text:span text:style-name="T4">B - Any exception which is not caused by business logic or business code. RuntimeException, RemoteException are SystemException will be treated as system level exception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23">
        <text:p text:style-name="P4"><text:span text:style-name="T2">Q 24 - Which of the following is true about exceptions handling by EJB Container?</text:span></text:p>
        <text:p text:style-name="P4"><text:span text:style-name="T4">A - When Application Exception occurs, ejb container intercepts the exception but returns the same to the client as it is.</text:span></text:p>
        <text:p text:style-name="P4"><text:span text:style-name="T4">B - EJB Container does not roll back the transaction unless it is specified in code by EJBContext.setRollBackOnly() method.</text:span></text:p>
        <text:p text:style-name="P4"><text:span text:style-name="T4">C - Both of the above</text:span></text:p>
        <text:p text:style-name="P4"><text:span text:style-name="T4">D - None of the above.</text:span></text:p>
      </text:section>
      <text:section text:style-name="Sect1" text:name="Section24">
        <text:p text:style-name="P4"><text:span text:style-name="T2">Q 25 - Which of the following is true about exceptions handling by EJB Container?</text:span></text:p>
        <text:p text:style-name="P4"><text:soft-page-break/><text:span text:style-name="T4">A - When System Exception occurs, ejb container intercepts the exception, rollbacks the transaction and start the clean up tasks.</text:span></text:p>
        <text:p text:style-name="P4"><text:span text:style-name="T4">B - EJB Container wraps the exception into RemoteException and throws it to the client.</text:span></text:p>
        <text:p text:style-name="P4"><text:span text:style-name="T4">C - Both of the above</text:span></text:p>
        <text:p text:style-name="P4"><text:span text:style-name="T4">D - None of the above.</text:span></text:p>
      </text:section>
      <text:section text:style-name="Sect1" text:name="Section25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6" meta:word-count="1840" meta:character-count="10251" meta:non-whitespace-character-count="8538"/>
    <meta:generator>LibreOfficeDev/6.0.5.2$Linux_X86_64 LibreOffice_project/</meta:generator>
  </office:meta>
</office:document-meta>
</file>